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133f4" officeooo:paragraph-rsid="000133f4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none" fo:font-weight="bold" officeooo:rsid="000133f4" officeooo:paragraph-rsid="000133f4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none" fo:font-weight="normal" officeooo:rsid="000133f4" officeooo:paragraph-rsid="000133f4" style:font-size-asian="15.75pt" style:font-weight-asian="normal" style:font-size-complex="18pt" style:font-weight-complex="normal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47"/></text:span>WBH</text:p>
      <text:p text:style-name="P1"/>
      <text:p text:style-name="P2"><text:s text:c="19"/>WORLD BLOCKCHAIN HACKATHON</text:p>
      <text:p text:style-name="P2"/>
      <text:p text:style-name="P2"><text:s text:c="44"/>DAY 1 </text:p>
      <text:p text:style-name="P2"/>
      <text:p text:style-name="P2"/>
      <text:p text:style-name="P3">9:30AM -10:15AM <text:s text:c="27"/>INAUGURATION</text:p>
      <text:p text:style-name="P3"/>
      <text:p text:style-name="P3">10:15AM-10:45AM <text:tab/><text:tab/><text:tab/> <text:s text:c="4"/>KEYNOTE ADDRESSING <text:s text:c="22"/><text:tab/><text:tab/><text:tab/><text:tab/><text:tab/><text:tab/><text:tab/><text:tab/>BY IBM SPEAKER</text:p>
      <text:p text:style-name="P3"/>
      <text:p text:style-name="P3">10:45AM-11:30AM <text:tab/><text:tab/><text:tab/> <text:s text:c="5"/>SESSION BY SENTHIL <text:s text:c="2"/><text:tab/><text:tab/><text:tab/><text:tab/><text:tab/><text:tab/><text:tab/><text:tab/>KUMAR SIR</text:p>
      <text:p text:style-name="P3"/>
      <text:p text:style-name="P3">11:30AM-12:00PM <text:tab/><text:tab/> <text:tab/> <text:s text:c="5"/>IBM CLOUD VIDEOS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4:15:59.092764279</meta:creation-date>
    <dc:date>2018-08-30T14:23:05.337003349</dc:date>
    <meta:editing-duration>P0D</meta:editing-duration>
    <meta:editing-cycles>1</meta:editing-cycles>
    <meta:document-statistic meta:table-count="0" meta:image-count="0" meta:object-count="0" meta:page-count="1" meta:paragraph-count="7" meta:word-count="25" meta:character-count="392" meta:non-whitespace-character-count="169"/>
    <meta:generator>LibreOffice/4.2.8.2$Linux_x86 LibreOffice_project/420m0$Build-2</meta:generator>
  </office:meta>
</office:document-meta>
</file>